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1de4c"/>
    </style:style>
    <style:style style:name="P2" style:family="paragraph" style:parent-style-name="Standard">
      <style:text-properties officeooo:paragraph-rsid="001460c0"/>
    </style:style>
    <style:style style:name="P3" style:family="paragraph" style:parent-style-name="Standard">
      <style:text-properties style:text-underline-style="solid" style:text-underline-width="auto" style:text-underline-color="font-color" fo:font-weight="normal" officeooo:rsid="00192deb" officeooo:paragraph-rsid="00192deb" style:font-weight-asian="normal" style:font-weight-complex="normal"/>
    </style:style>
    <style:style style:name="P4" style:family="paragraph" style:parent-style-name="Standard">
      <style:text-properties officeooo:paragraph-rsid="001507c0"/>
    </style:style>
    <style:style style:name="P5" style:family="paragraph" style:parent-style-name="Standard">
      <style:text-properties officeooo:rsid="001507c0" officeooo:paragraph-rsid="001507c0"/>
    </style:style>
    <style:style style:name="P6" style:family="paragraph" style:parent-style-name="Standard">
      <style:text-properties officeooo:paragraph-rsid="00162f73"/>
    </style:style>
    <style:style style:name="P7" style:family="paragraph" style:parent-style-name="Standard">
      <style:text-properties fo:font-style="italic" officeooo:rsid="0012e2c9" officeooo:paragraph-rsid="0012e2c9" style:font-style-asian="italic" style:font-style-complex="italic"/>
    </style:style>
    <style:style style:name="P8" style:family="paragraph" style:parent-style-name="Standard">
      <style:text-properties fo:font-style="italic" officeooo:paragraph-rsid="00174f11" style:font-style-asian="italic" style:font-style-complex="italic"/>
    </style:style>
    <style:style style:name="P9" style:family="paragraph" style:parent-style-name="Standard">
      <style:text-properties fo:font-style="italic" officeooo:paragraph-rsid="00162f73" style:font-style-asian="italic" style:font-style-complex="italic"/>
    </style:style>
    <style:style style:name="P10" style:family="paragraph" style:parent-style-name="Standard">
      <style:text-properties fo:font-style="italic" officeooo:rsid="001b1619" officeooo:paragraph-rsid="001b1619" style:font-style-asian="italic" style:font-style-complex="italic"/>
    </style:style>
    <style:style style:name="P11" style:family="paragraph" style:parent-style-name="Standard">
      <style:text-properties officeooo:paragraph-rsid="00192deb"/>
    </style:style>
    <style:style style:name="P12" style:family="paragraph" style:parent-style-name="Standard">
      <style:text-properties officeooo:paragraph-rsid="001b1619"/>
    </style:style>
    <style:style style:name="P13" style:family="paragraph" style:parent-style-name="Standard">
      <style:paragraph-properties fo:margin-left="0.4925in" fo:margin-right="0in" fo:text-indent="0in" style:auto-text-indent="false"/>
      <style:text-properties officeooo:paragraph-rsid="0012e2c9"/>
    </style:style>
    <style:style style:name="P14" style:family="paragraph" style:parent-style-name="Standard">
      <style:paragraph-properties fo:margin-left="0.4925in" fo:margin-right="0in" fo:text-indent="0in" style:auto-text-indent="false"/>
      <style:text-properties officeooo:paragraph-rsid="001460c0"/>
    </style:style>
    <style:style style:name="P15" style:family="paragraph" style:parent-style-name="Standard">
      <style:paragraph-properties fo:margin-left="0.4925in" fo:margin-right="0in" fo:text-indent="0in" style:auto-text-indent="false"/>
      <style:text-properties officeooo:paragraph-rsid="00162f73"/>
    </style:style>
    <style:style style:name="P16" style:family="paragraph" style:parent-style-name="Standard">
      <style:paragraph-properties fo:margin-left="0in" fo:margin-right="0in" fo:text-indent="0in" style:auto-text-indent="false"/>
      <style:text-properties officeooo:paragraph-rsid="0012e2c9"/>
    </style:style>
    <style:style style:name="P17" style:family="paragraph" style:parent-style-name="Standard">
      <style:paragraph-properties fo:margin-left="0in" fo:margin-right="0in" fo:text-indent="0in" style:auto-text-indent="false"/>
      <style:text-properties style:text-underline-style="solid" style:text-underline-width="auto" style:text-underline-color="font-color" officeooo:paragraph-rsid="001460c0"/>
    </style:style>
    <style:style style:name="P18" style:family="paragraph" style:parent-style-name="Standard">
      <style:text-properties fo:font-style="italic" officeooo:rsid="0011de4c" officeooo:paragraph-rsid="0012e2c9" style:font-style-asian="italic" style:font-style-complex="italic"/>
    </style:style>
    <style:style style:name="P19" style:family="paragraph" style:parent-style-name="Standard">
      <style:text-properties fo:font-style="italic" officeooo:rsid="00162f73" officeooo:paragraph-rsid="00162f73" style:font-style-asian="italic" style:font-style-complex="italic"/>
    </style:style>
    <style:style style:name="P20" style:family="paragraph" style:parent-style-name="Standard">
      <style:text-properties fo:font-style="italic" officeooo:rsid="001b1619" officeooo:paragraph-rsid="001b1619" style:font-style-asian="italic" style:font-style-complex="italic"/>
    </style:style>
    <style:style style:name="P21" style:family="paragraph" style:parent-style-name="Standard">
      <style:text-properties fo:font-style="italic" fo:font-weight="normal" officeooo:rsid="00192deb" officeooo:paragraph-rsid="001e9083" style:font-style-asian="italic" style:font-weight-asian="normal" style:font-style-complex="italic" style:font-weight-complex="normal"/>
    </style:style>
    <style:style style:name="P22" style:family="paragraph" style:parent-style-name="Standard" style:list-style-name="L1">
      <style:text-properties officeooo:paragraph-rsid="0012e2c9"/>
    </style:style>
    <style:style style:name="P23" style:family="paragraph" style:parent-style-name="Standard" style:list-style-name="L1">
      <style:text-properties officeooo:rsid="00162f73" officeooo:paragraph-rsid="0012e2c9"/>
    </style:style>
    <style:style style:name="P24" style:family="paragraph" style:parent-style-name="Standard">
      <style:text-properties officeooo:rsid="00174f11" officeooo:paragraph-rsid="001b1619"/>
    </style:style>
    <style:style style:name="P25" style:family="paragraph" style:parent-style-name="Standard">
      <style:text-properties fo:font-weight="bold" officeooo:paragraph-rsid="001e9083" style:font-weight-asian="bold" style:font-weight-complex="bold"/>
    </style:style>
    <style:style style:name="P26" style:family="paragraph" style:parent-style-name="Standard">
      <style:text-properties officeooo:rsid="001507c0" officeooo:paragraph-rsid="001507c0"/>
    </style:style>
    <style:style style:name="P27" style:family="paragraph" style:parent-style-name="Standard">
      <style:text-properties officeooo:paragraph-rsid="001e9083"/>
    </style:style>
    <style:style style:name="P28" style:family="paragraph" style:parent-style-name="Standard">
      <style:paragraph-properties fo:margin-left="0in" fo:margin-right="0in" fo:text-indent="0in" style:auto-text-indent="false"/>
      <style:text-properties style:text-underline-style="solid" style:text-underline-width="auto" style:text-underline-color="font-color" officeooo:paragraph-rsid="0012e2c9"/>
    </style:style>
    <style:style style:name="P29" style:family="paragraph" style:parent-style-name="Standard">
      <style:paragraph-properties fo:break-before="page"/>
      <style:text-properties fo:font-style="italic" officeooo:rsid="001b1619" officeooo:paragraph-rsid="001b1619" style:font-style-asian="italic" style:font-style-complex="italic"/>
    </style:style>
    <style:style style:name="T1" style:family="text">
      <style:text-properties officeooo:rsid="0011de4c"/>
    </style:style>
    <style:style style:name="T2" style:family="text">
      <style:text-properties officeooo:rsid="0012e2c9"/>
    </style:style>
    <style:style style:name="T3" style:family="text">
      <style:text-properties fo:font-style="italic" officeooo:rsid="00192deb"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162f73" style:font-weight-asian="bold" style:font-weight-complex="bold"/>
    </style:style>
    <style:style style:name="T7" style:family="text">
      <style:text-properties style:text-underline-style="solid" style:text-underline-width="auto" style:text-underline-color="font-color" officeooo:rsid="00162f73"/>
    </style:style>
    <style:style style:name="T8" style:family="text">
      <style:text-properties style:text-underline-style="solid" style:text-underline-width="auto" style:text-underline-color="font-color" officeooo:rsid="00192deb"/>
    </style:style>
    <style:style style:name="T9" style:family="text">
      <style:text-properties officeooo:rsid="001460c0"/>
    </style:style>
    <style:style style:name="T10" style:family="text">
      <style:text-properties fo:font-weight="bold" style:font-weight-asian="bold" style:font-weight-complex="bold"/>
    </style:style>
    <style:style style:name="T11" style:family="text">
      <style:text-properties fo:font-weight="bold" officeooo:rsid="001460c0" style:font-weight-asian="bold" style:font-weight-complex="bold"/>
    </style:style>
    <style:style style:name="T12" style:family="text">
      <style:text-properties officeooo:rsid="001507c0"/>
    </style:style>
    <style:style style:name="T13" style:family="text">
      <style:text-properties officeooo:rsid="00160b47"/>
    </style:style>
    <style:style style:name="T14" style:family="text">
      <style:text-properties officeooo:rsid="00162f73"/>
    </style:style>
    <style:style style:name="T15" style:family="text">
      <style:text-properties officeooo:rsid="00174f11"/>
    </style:style>
    <style:style style:name="T16" style:family="text">
      <style:text-properties officeooo:rsid="00192deb"/>
    </style:style>
    <style:style style:name="T17" style:family="text">
      <style:text-properties style:text-underline-style="none" officeooo:rsid="001507c0"/>
    </style:style>
    <style:style style:name="T18" style:family="text">
      <style:text-properties style:text-underline-style="none" officeooo:rsid="00192deb"/>
    </style:style>
    <style:style style:name="T19" style:family="text">
      <style:text-properties officeooo:rsid="001ab13e"/>
    </style:style>
    <style:style style:name="T20" style:family="text">
      <style:text-properties officeooo:rsid="001b1619"/>
    </style:style>
    <style:style style:name="T21" style:family="text">
      <style:text-properties officeooo:rsid="001e90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text:span text:style-name="T1">(CS70)</text:span></text:p>
      <text:p text:style-name="P1"/>
      <text:p text:style-name="P1"><text:span text:style-name="T1">Topic: Introduction to </text:span>OSI, <text:span text:style-name="T1">Networking </text:span>Hardware and Packet <text:span text:style-name="T1">Technology</text:span></text:p>
      <text:p text:style-name="Standard"/>
      <text:p text:style-name="P1"><text:span text:style-name="T5">OSI/Open Systems Interconnect <text:s/></text:span><text:span text:style-name="T6">(</text:span><text:span text:style-name="T14">*</text:span>Open* <text:span text:style-name="T14">means applying to all PC </text:span>manufacturers <text:span text:style-name="T14">from early on)</text:span></text:p>
      <text:p text:style-name="Standard"/>
      <text:p text:style-name="P18">What is layered model known for? <text:s/></text:p>
      <text:list xml:id="list2855071743" text:style-name="L1">
        <text:list-item>
          <text:p text:style-name="P22"><text:span text:style-name="T14">Use of one and only one physical link at the </text:span>hardware <text:span text:style-name="T14">layer (THE BOTTOM)</text:span></text:p>
        </text:list-item>
        <text:list-item>
          <text:p text:style-name="P23">Creating of allowance for virtual links to communicate at software layer (THE MIDDLE) </text:p>
        </text:list-item>
        <text:list-item>
          <text:p text:style-name="P22"><text:span text:style-name="T14">And finally communicating between software applications (THE TOP LAYER)</text:span> </text:p>
        </text:list-item>
      </text:list>
      <text:p text:style-name="Standard"/>
      <text:p text:style-name="P7">Here are some of its many uses….</text:p>
      <text:p text:style-name="P16"><text:span text:style-name="T4">Example #1</text:span> </text:p>
      <text:p text:style-name="P13"><text:span text:style-name="T2">As a Web user interface...the user </text:span>asks for a <text:span text:style-name="T1">streaming </text:span>video and <text:span text:style-name="T2">amazingly it </text:span>shows up (<text:span text:style-name="T2">because </text:span>applications <text:span text:style-name="T2">communicate through the </text:span>OSI <text:span text:style-name="T2">&amp; network stack involved</text:span>).</text:p>
      <text:p text:style-name="P28">Example #2</text:p>
      <text:p text:style-name="P14"><text:span text:style-name="T2">A n</text:span>etwork <text:span text:style-name="T1">S</text:span>witch...<text:span text:style-name="T2">is a hardware piece joining two small networks and/or connecting PC’s (as few as just 2 and as many as the entire network infrastructure of the Internet/internet).</text:span></text:p>
      <text:p text:style-name="P17">Example #3</text:p>
      <text:p text:style-name="P15"><text:span text:style-name="T9">Use in File Transfer Protocol </text:span>(ftp)…<text:span text:style-name="T14">the </text:span>file <text:span text:style-name="T14">does not just simply get communicated in just any way or fashion (that would be inefficient and would require the programmer of ftp software to account for many more possibilities in the design of applications)...however the gist of the OSI model is here with building a transferable grouping of packet </text:span>segments <text:span text:style-name="T14">that FTP can then count on to deliver </text:span>start and end messages, <text:span text:style-name="T14">FINISH, and other well-known commands that FTP has but requires a network for </text:span>file transfer, <text:span text:style-name="T14">and controlling that via the entire layered model, from application layer to other layers in the model. <text:s/>Note – </text:span><text:span text:style-name="T7">due to technology advancement there is no longer a </text:span><text:span text:style-name="T4">Session or Presentation layer in the </text:span><text:span text:style-name="T7">most </text:span><text:span text:style-name="T4">current “version” of OSI model.</text:span></text:p>
      <text:p text:style-name="P2"/>
      <text:p text:style-name="P8"><text:span text:style-name="T15">What is a </text:span>Protocol?</text:p>
      <text:p text:style-name="P12"><text:span text:style-name="T9">A set of </text:span>rules and definitions for <text:span text:style-name="T20">the </text:span>functional relationships among layers in the OSI model <text:s/></text:p>
      <text:p text:style-name="P24">(We have not discussed in depth but layers may have multiple protocols associated, e.g. UDP and TCP both happen at the same layer). </text:p>
      <text:p text:style-name="P25"/>
      <text:p text:style-name="P3">Definitions (<text:span text:style-name="T19">these are </text:span>probably not <text:span text:style-name="T19">the </text:span>exact ones)</text:p>
      <text:p text:style-name="Standard"><text:span text:style-name="T10">Packets </text:span>– <text:span text:style-name="T16">A packet in the OSI model is the work in process of </text:span>building a frame <text:span text:style-name="T16">that will be </text:span>transmi<text:span text:style-name="T16">tted and then unpacked or reverse engineered by the receiver or destination to only deliver what is inside. </text:span></text:p>
      <text:p text:style-name="P2"><text:span text:style-name="T11">Frame </text:span><text:span text:style-name="T9">– refers to a final unit of complete packet data ready to be transmitted via cable or wireless link</text:span><text:span text:style-name="T11">.</text:span></text:p>
      <text:p text:style-name="Standard"><text:span text:style-name="T10">Packet injection </text:span>- grafting new <text:span text:style-name="T9">packets in order to </text:span>insert <text:span text:style-name="T9">data </text:span>into a networking setting <text:span text:style-name="T9">(can be used to do harm as well as maybe also for some other purposes that may not be bad really).</text:span></text:p>
      <text:p text:style-name="P12"><text:span text:style-name="T16">(Recall: discussion about ping the repetitive call and response tool “Are You There?”, “Yes.”, “Are you there?”, Yes. “Are you there?”, “Yes” continuing </text:span><text:span text:style-name="T18">over and over again</text:span><text:span text:style-name="T16">). <text:s/></text:span></text:p>
      <text:p text:style-name="P4"><text:span text:style-name="T16">Here are the OSI Model </text:span>layers.</text:p>
      <text:p text:style-name="P5">1. Application layer</text:p>
      <text:p text:style-name="P5">2. Transport layer</text:p>
      <text:p text:style-name="P5">3. Network layer</text:p>
      <text:p text:style-name="P5">4. Data link</text:p>
      <text:p text:style-name="P5">5. Physical connection</text:p>
      <text:p text:style-name="P5"/>
      <text:p text:style-name="P10"/>
      <text:p text:style-name="P29">Model Explanation</text:p>
      <text:p text:style-name="P11"><text:span text:style-name="T12">The reason for such a standard is in order to replace the difficult effort it would require for programmers to include such routines in their code for handling of these networking tasks. <text:s/>Before the standards or protocol existed there was still much progress made on communications using non-standard methods, which are still available maybe for some unique circumstances. <text:s/>But for the most part, if the computer or machine (system) is either connected to the internet or has a networking component that is commonplace like a wireless card or ethernet then OSI is likely to be </text:span><text:span text:style-name="T17">the standard</text:span><text:span text:style-name="T12">.</text:span></text:p>
      <text:p text:style-name="P4"/>
      <text:p text:style-name="P10">Relationships</text:p>
      <text:p text:style-name="P11"><text:span text:style-name="T13">The relationships between the layers of the OSI model is i</text:span>ndirect <text:span text:style-name="T16">(i.e. layers do not directly communicate, but must package information and hand off to the next one in ordered fashion). <text:s/>At which point a single physical wired/wifi link may send the frame’s packets along and this ordered flow is followed with all hosts on a network, whether that host is acting as sender or receiver (which it will usually act as either/both at times). <text:s/>The result is a linear like moving of packet from sender to receiver traversing all layers and ending up at the receiving host’s application where it is needed.</text:span></text:p>
      <text:p text:style-name="P11"/>
      <text:p text:style-name="P19">More history about Networking Technology</text:p>
      <text:p text:style-name="P11"><text:span text:style-name="T14">How computer networking was developed is a long history, but it did evolve into a thing that became part of existing systems or models such as the client/server model for hosts</text:span>. <text:s/></text:p>
      <text:p text:style-name="P11"><text:span text:style-name="T14">Also another innovation was the operating system as it began to replace some of the outside tools with implementations of its own e.g. Microsoft Windows has its own version of the TCP/IP network driver stack in their OS...</text:span>prior to Windows 95 DOS <text:span text:style-name="T14">had a utility application that connected you to </text:span>IP<text:span text:style-name="T14">...sort of like a separate program (it was called trumpet) and the use of that and other software for that system was invasive meaning limited to running just the one gui program windows.exe for example (double check facts about DOS and windows compatibility with networks)</text:span>. </text:p>
      <text:p text:style-name="Standard"/>
      <text:p text:style-name="P21"><text:span text:style-name="T21">Wireshark the Packet sniffing/capture tool</text:span></text:p>
      <text:p text:style-name="P27"><text:span text:style-name="T16">Active </text:span>monitor<text:span text:style-name="T9">ing of </text:span>network interfaces, <text:span text:style-name="T16">includes detailed packet inspection of wired </text:span>plug<text:span text:style-name="T9">s, wifi, and other capabilities such as </text:span>frame<text:span text:style-name="T16">s tracking for different PC processes </text:span><text:span text:style-name="T3">such as </text:span><text:span text:style-name="T16">browsing the web, </text:span><text:span text:style-name="T3">also </text:span><text:span text:style-name="T16">“pinging” another machine. <text:s/>The logging feature allows for sharing of for diagnosing or analyzing network complexities with outside assistance.</text:span></text:p>
      <text:p text:style-name="P25"/>
      <text:p text:style-name="P9">Network <text:span text:style-name="T14">aware </text:span>program<text:span text:style-name="T14">s and application</text:span></text:p>
      <text:p text:style-name="P11"><text:span text:style-name="T14">A program that uses a </text:span>network stack <text:span text:style-name="T14">includes calls to this stack, and the system </text:span>software drivers <text:span text:style-name="T16">(largely </text:span>built into <text:span text:style-name="T16">the </text:span>operating systems now<text:span text:style-name="T14">)</text:span>. <text:span text:style-name="T16">Special networking or communications can be loaded in things like application memory, userspace (need to define term here)</text:span>, <text:span text:style-name="T14">and non-standard ways of testing maybe communicating even among the processes over a “live” or active network connection. (Double check). <text:s/>Application suites in general are prime examples of why communications over different network locations are needed and use of modern </text:span>IP <text:span text:style-name="T16">as well as some use other protocols still like </text:span>IPX, <text:span text:style-name="T14">which is just as</text:span> good a<text:span text:style-name="T14">nd </text:span>fast <text:span text:style-name="T14">at </text:span>communicating <text:span text:style-name="T14">over a network.</text:span></text:p>
      <text:p text:style-name="Standard"/>
      <text:p text:style-name="P10">Other characteristic features of the model</text:p>
      <text:p text:style-name="P6"><text:span text:style-name="T14">The OSI m</text:span>odel <text:span text:style-name="T14">includes </text:span>interchangeable parts, functional layers, <text:span text:style-name="T16">and the use of standards </text:span>(<text:span text:style-name="T14">analogous to what the English </text:span>language <text:span text:style-name="T16">is as a standard global speaking language</text:span>).</text:p>
      <text:p text:style-name="P6"/>
      <text:p text:style-name="P10">Packet loss</text:p>
      <text:p text:style-name="P6">Packet loss <text:span text:style-name="T14">is the possibility that the </text:span>protocols <text:span text:style-name="T14">of IP and others will drop or lose information in transit which is what </text:span>TCP <text:span text:style-name="T14">focuses on minimiz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22:25:44.574519465</meta:creation-date>
    <dc:date>2018-09-22T03:04:37.638784674</dc:date>
    <meta:editing-duration>PT1H45M27S</meta:editing-duration>
    <meta:editing-cycles>9</meta:editing-cycles>
    <meta:generator>LibreOffice/6.0.1.1$Linux_X86_64 LibreOffice_project/00m0$Build-1</meta:generator>
    <meta:print-date>2018-09-22T03:03:55.440560826</meta:print-date>
    <meta:document-statistic meta:table-count="0" meta:image-count="0" meta:object-count="0" meta:page-count="2" meta:paragraph-count="43" meta:word-count="1010" meta:character-count="6159" meta:non-whitespace-character-count="5170"/>
  </office:meta>
</office:document-meta>
</file>